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</style:style>
    <style:style style:name="T9" style:parent-style-name="Policepardéfaut" style:family="text">
      <style:text-properties style:font-name="Calibri"/>
    </style:style>
    <style:style style:name="T10" style:parent-style-name="Policepardéfaut" style:family="text">
      <style:text-properties style:font-name="Calibri"/>
    </style:style>
    <style:style style:name="T11" style:parent-style-name="Policepardéfaut" style:family="text">
      <style:text-properties style:font-name="Calibri"/>
    </style:style>
    <style:style style:name="T12" style:parent-style-name="Policepardéfaut" style:family="text">
      <style:text-properties style:font-name="Calibri"/>
    </style:style>
    <style:style style:name="T13" style:parent-style-name="Policepardéfaut" style:family="text">
      <style:text-properties style:font-name="Calibri"/>
    </style:style>
    <style:style style:name="T14" style:parent-style-name="Policepardéfaut" style:family="text">
      <style:text-properties style:font-name="Calibri"/>
    </style:style>
    <style:style style:name="T15" style:parent-style-name="Policepardéfaut" style:family="text">
      <style:text-properties style:font-name="Calibri"/>
    </style:style>
    <style:style style:name="T16" style:parent-style-name="Policepardéfaut" style:family="text">
      <style:text-properties style:font-name="Calibri"/>
    </style:style>
    <style:style style:name="T17" style:parent-style-name="Policepardéfaut" style:family="text">
      <style:text-properties style:font-name="Calibri"/>
    </style:style>
    <style:style style:name="T18" style:parent-style-name="Policepardéfaut" style:family="text">
      <style:text-properties style:font-name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<text:s/>4<text:s/>du<text:s/>3/12/2018 au<text:s/>10/12/2018 :</text:p>
      <text:p text:style-name="P5"/>
      <text:p text:style-name="P6">Prise des photos de l’IUT<text:s/>:<text:s/>1h30, début<text:s/>06/12/2018 à 15h00. Ressources mobilisées :<text:s/>caméra 360 utilisée à 100%, smartphone utilisé à 100%.<text:s/>Tâche réalisée en groupe, je me suis occupé de la prise des photos avec mon smartphone.<text:s/><text:bookmark-end text:name="_Hlk531020086"/></text:p>
      <text:p text:style-name="P7"/>
      <text:p text:style-name="P8"><text:span text:style-name="T9">Avancement du projet (</text:span><text:span text:style-name="T10">Placement des points d’intérêts, mise en place des photos de l’IUT</text:span><text:span text:style-name="T11">…) :<text:s/></text:span><text:span text:style-name="T12">2</text:span><text:span text:style-name="T13">h, début 0</text:span><text:span text:style-name="T14">6</text:span><text:span text:style-name="T15">/12/2018 à<text:s/></text:span><text:span text:style-name="T16">20</text:span><text:span text:style-name="T17">h</text:span><text:span text:style-name="T18">. Ressources mobilisées : ordinateur personnel utilisé à 100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2-06T20:47:00Z</dc:date>
    <meta:template xlink:href="Normal" xlink:type="simple"/>
    <meta:editing-cycles>10</meta:editing-cycles>
    <meta:editing-duration>PT300S</meta:editing-duration>
    <meta:document-statistic meta:page-count="1" meta:paragraph-count="1" meta:word-count="74" meta:character-count="482" meta:row-count="3" meta:non-whitespace-character-count="409"/>
  </office:meta>
</office:document-meta>
</file>